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7ebb" officeooo:paragraph-rsid="00187ebb"/>
    </style:style>
    <style:style style:name="P2" style:family="paragraph" style:parent-style-name="Standard">
      <style:paragraph-properties fo:text-align="start" style:justify-single-word="false"/>
      <style:text-properties officeooo:rsid="0019fd84" officeooo:paragraph-rsid="0019fd84"/>
    </style:style>
    <style:style style:name="P3" style:family="paragraph" style:parent-style-name="Standard">
      <style:paragraph-properties fo:text-align="start" style:justify-single-word="false"/>
      <style:text-properties officeooo:rsid="001bf92c" officeooo:paragraph-rsid="001bf92c"/>
    </style:style>
    <style:style style:name="P4" style:family="paragraph" style:parent-style-name="Standard">
      <style:paragraph-properties fo:text-align="start" style:justify-single-word="false"/>
      <style:text-properties officeooo:rsid="001bf92c" officeooo:paragraph-rsid="001dee4a"/>
    </style:style>
    <style:style style:name="P5" style:family="paragraph" style:parent-style-name="Standard">
      <style:paragraph-properties fo:text-align="start" style:justify-single-word="false"/>
      <style:text-properties officeooo:rsid="001bf92c" officeooo:paragraph-rsid="0020a5a6"/>
    </style:style>
    <style:style style:name="P6" style:family="paragraph" style:parent-style-name="Standard">
      <style:paragraph-properties fo:text-align="start" style:justify-single-word="false"/>
      <style:text-properties officeooo:rsid="001bf92c" officeooo:paragraph-rsid="0021cb7d"/>
    </style:style>
    <style:style style:name="P7" style:family="paragraph" style:parent-style-name="Standard">
      <style:paragraph-properties fo:text-align="start" style:justify-single-word="false"/>
      <style:text-properties officeooo:rsid="001bf92c" officeooo:paragraph-rsid="0029ba00"/>
    </style:style>
    <style:style style:name="P8" style:family="paragraph" style:parent-style-name="Standard">
      <style:paragraph-properties fo:text-align="start" style:justify-single-word="false"/>
      <style:text-properties officeooo:rsid="001bf92c" officeooo:paragraph-rsid="00309c4d"/>
    </style:style>
    <style:style style:name="P9" style:family="paragraph" style:parent-style-name="Standard">
      <style:paragraph-properties fo:text-align="start" style:justify-single-word="false"/>
      <style:text-properties officeooo:rsid="001bf92c" officeooo:paragraph-rsid="0031a0b4"/>
    </style:style>
    <style:style style:name="P10" style:family="paragraph" style:parent-style-name="Standard">
      <style:paragraph-properties fo:text-align="start" style:justify-single-word="false"/>
      <style:text-properties officeooo:rsid="001bf92c" officeooo:paragraph-rsid="0032d40b"/>
    </style:style>
    <style:style style:name="P11" style:family="paragraph" style:parent-style-name="Standard">
      <style:paragraph-properties fo:text-align="start" style:justify-single-word="false"/>
      <style:text-properties officeooo:rsid="001f0fc1" officeooo:paragraph-rsid="001f0fc1"/>
    </style:style>
    <style:style style:name="P12" style:family="paragraph" style:parent-style-name="Standard">
      <style:paragraph-properties fo:text-align="start" style:justify-single-word="false"/>
      <style:text-properties officeooo:rsid="001f0fc1" officeooo:paragraph-rsid="0029ba00"/>
    </style:style>
    <style:style style:name="P13" style:family="paragraph" style:parent-style-name="Standard">
      <style:paragraph-properties fo:text-align="start" style:justify-single-word="false"/>
      <style:text-properties officeooo:rsid="00223bcd" officeooo:paragraph-rsid="00223bcd"/>
    </style:style>
    <style:style style:name="P14" style:family="paragraph" style:parent-style-name="Standard">
      <style:paragraph-properties fo:text-align="start" style:justify-single-word="false"/>
      <style:text-properties officeooo:rsid="002b85d9" officeooo:paragraph-rsid="002b85d9"/>
    </style:style>
    <style:style style:name="P15" style:family="paragraph" style:parent-style-name="Standard">
      <style:paragraph-properties fo:text-align="start" style:justify-single-word="false"/>
      <style:text-properties officeooo:rsid="002d1a0d" officeooo:paragraph-rsid="002d1a0d"/>
    </style:style>
    <style:style style:name="P16" style:family="paragraph" style:parent-style-name="Standard">
      <style:paragraph-properties fo:text-align="start" style:justify-single-word="false"/>
      <style:text-properties officeooo:rsid="002f032a" officeooo:paragraph-rsid="002f032a"/>
    </style:style>
    <style:style style:name="P17" style:family="paragraph" style:parent-style-name="Standard">
      <style:paragraph-properties fo:text-align="start" style:justify-single-word="false" fo:break-before="page"/>
      <style:text-properties officeooo:rsid="002e05da" officeooo:paragraph-rsid="002e05da"/>
    </style:style>
    <style:style style:name="T1" style:family="text">
      <style:text-properties officeooo:rsid="001bf92c"/>
    </style:style>
    <style:style style:name="T2" style:family="text">
      <style:text-properties officeooo:rsid="001f0fc1"/>
    </style:style>
    <style:style style:name="T3" style:family="text">
      <style:text-properties officeooo:rsid="0029ba00"/>
    </style:style>
    <style:style style:name="T4" style:family="text">
      <style:text-properties fo:color="#ff3333"/>
    </style:style>
    <style:style style:name="T5" style:family="text">
      <style:text-properties officeooo:rsid="002d92ec"/>
    </style:style>
    <style:style style:name="T6" style:family="text">
      <style:text-properties officeooo:rsid="0032d4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等待队列</text:p>
      <text:p text:style-name="P2">1.waite_<text:span text:style-name="T5">event</text:span></text:p>
      <text:p text:style-name="P2"><text:s text:c="4"/>将该task加入到等待队列中，同时从run queune中移除</text:p>
      <text:p text:style-name="P3">#define wait_event(wq, condition) <text:tab/><text:tab/><text:tab/><text:tab/><text:tab/>\</text:p>
      <text:p text:style-name="P3">do {<text:tab/><text:tab/><text:tab/><text:tab/><text:tab/><text:tab/><text:tab/><text:tab/><text:tab/>\</text:p>
      <text:p text:style-name="P3"><text:tab/>if (condition)<text:tab/> <text:tab/><text:tab/><text:tab/><text:tab/><text:tab/><text:tab/>\</text:p>
      <text:p text:style-name="P3"><text:tab/><text:tab/>break;<text:tab/><text:tab/><text:tab/><text:tab/><text:tab/><text:tab/><text:tab/>\</text:p>
      <text:p text:style-name="P3"><text:tab/>__wait_event(wq, condition);<text:tab/><text:tab/><text:tab/><text:tab/><text:tab/>\</text:p>
      <text:p text:style-name="P3">} while (0)</text:p>
      <text:p text:style-name="P3"/>
      <text:p text:style-name="P3"/>
      <text:p text:style-name="P3">#define __wait_event(wq, condition) <text:tab/><text:tab/><text:tab/><text:tab/><text:tab/>\</text:p>
      <text:p text:style-name="P3">do {<text:tab/><text:tab/><text:tab/><text:tab/><text:tab/><text:tab/><text:tab/><text:tab/><text:tab/>\</text:p>
      <text:p text:style-name="P3"><text:tab/>DEFINE_WAIT(__wait);<text:tab/><text:tab/><text:tab/><text:tab/><text:tab/><text:tab/>\</text:p>
      <text:p text:style-name="P3"><text:tab/><text:tab/><text:tab/><text:tab/><text:tab/><text:tab/><text:tab/><text:tab/><text:tab/>\</text:p>
      <text:p text:style-name="P3"><text:tab/>for (;;) {<text:tab/><text:tab/><text:tab/><text:tab/><text:tab/><text:tab/><text:tab/>\</text:p>
      <text:p text:style-name="P3"><text:tab/><text:tab/>prepare_to_wait(&amp;wq, &amp;__wait, TASK_UNINTERRUPTIBLE);<text:tab/>\</text:p>
      <text:p text:style-name="P3"><text:tab/><text:tab/>if (condition)<text:tab/><text:tab/><text:tab/><text:tab/><text:tab/><text:tab/>\</text:p>
      <text:p text:style-name="P3"><text:tab/><text:tab/><text:tab/>break;<text:tab/><text:tab/><text:tab/><text:tab/><text:tab/><text:tab/>\</text:p>
      <text:p text:style-name="P3"><text:tab/><text:tab/>schedule();<text:tab/><text:tab/><text:tab/><text:tab/><text:tab/><text:tab/>\</text:p>
      <text:p text:style-name="P3"><text:tab/>}<text:tab/><text:tab/><text:tab/><text:tab/><text:tab/><text:tab/><text:tab/><text:tab/>\</text:p>
      <text:p text:style-name="P3"><text:tab/>finish_wait(&amp;wq, &amp;__wait);<text:tab/><text:tab/><text:tab/><text:tab/><text:tab/>\</text:p>
      <text:p text:style-name="P3">} while (0)</text:p>
      <text:p text:style-name="P3"/>
      <text:p text:style-name="P3"/>
      <text:p text:style-name="P3">#define DEFINE_WAIT(name)<text:tab/><text:tab/><text:tab/><text:tab/><text:tab/><text:tab/>\</text:p>
      <text:p text:style-name="P3"><text:tab/>wait_queue_t name = {<text:tab/><text:tab/><text:tab/><text:tab/><text:tab/><text:tab/>\</text:p>
      <text:p text:style-name="P3"><text:tab/><text:tab/>.task<text:tab/><text:tab/>= current,<text:tab/><text:tab/><text:tab/><text:tab/>\</text:p>
      <text:p text:style-name="P3"><text:tab/><text:tab/>.func<text:tab/><text:tab/>= autoremove_wake_function,<text:tab/><text:tab/>\</text:p>
      <text:p text:style-name="P3"><text:tab/><text:tab/>.task_list<text:tab/>= {<text:tab/>.next = &amp;(name).task_list,<text:tab/>\</text:p>
      <text:p text:style-name="P3"><text:tab/><text:tab/><text:tab/><text:tab/><text:tab/>.prev = &amp;(name).task_list,<text:tab/>\</text:p>
      <text:p text:style-name="P3"><text:tab/><text:tab/><text:tab/><text:tab/>},<text:tab/><text:tab/><text:tab/><text:tab/><text:tab/>\</text:p>
      <text:p text:style-name="P3"><text:tab/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void wait_event(wait_queue_head_t *wq, int condition) <text:s/>{</text:p>
      <text:p text:style-name="P3"><text:tab/>do {<text:tab/><text:tab/><text:tab/><text:tab/><text:tab/><text:tab/><text:tab/><text:tab/><text:tab/></text:p>
      <text:p text:style-name="P3"><text:tab/><text:tab/>if (condition)<text:tab/> <text:tab/><text:tab/><text:tab/><text:tab/><text:tab/><text:tab/></text:p>
      <text:p text:style-name="P3"><text:tab/><text:tab/><text:tab/>break;<text:tab/><text:tab/><text:tab/><text:tab/><text:tab/><text:tab/><text:tab/></text:p>
      <text:p text:style-name="P3"><text:tab/><text:tab/>__wait_event(wq, condition);<text:tab/><text:tab/><text:tab/><text:tab/><text:tab/></text:p>
      <text:p text:style-name="P3"><text:tab/>} while (0)</text:p>
      <text:p text:style-name="P3">}</text:p>
      <text:p text:style-name="P3"/>
      <text:p text:style-name="P4">void __wait_event(wait_queue_head_t *wq, int condition) <text:span text:style-name="T2">{</text:span></text:p>
      <text:p text:style-name="P7"><text:tab/>do {<text:tab/></text:p>
      <text:p text:style-name="P7"><text:s text:c="17"/>//为当前需要等待的task创建wait_queue_t <text:tab/><text:tab/><text:tab/><text:tab/><text:tab/><text:tab/><text:tab/><text:tab/></text:p>
      <text:p text:style-name="P6"><text:tab/><text:tab/>wait_queue_t __wait = {<text:tab/><text:tab/><text:tab/><text:tab/><text:tab/><text:tab/></text:p>
      <text:p text:style-name="P6"><text:tab/><text:tab/><text:tab/>.task<text:tab/><text:tab/>=<text:span text:style-name="T4"> current,</text:span><text:tab/><text:tab/><text:tab/><text:tab/></text:p>
      <text:p text:style-name="P6"><text:tab/><text:tab/><text:tab/>.func<text:tab/><text:tab/>= autoremove_wake_function,<text:tab/><text:tab/></text:p>
      <text:p text:style-name="P6"><text:tab/><text:tab/><text:tab/>.task_list<text:tab/>= {<text:tab/>.next = &amp;(name).task_list,<text:tab/></text:p>
      <text:p text:style-name="P6"><text:tab/><text:tab/><text:tab/><text:tab/><text:tab/><text:tab/>.prev = &amp;(name).task_list,<text:tab/></text:p>
      <text:p text:style-name="P6"><text:tab/><text:tab/><text:tab/><text:tab/><text:tab/>},<text:tab/><text:tab/><text:tab/><text:tab/><text:tab/></text:p>
      <text:p text:style-name="P8"><text:tab/><text:tab/>}</text:p>
      <text:p text:style-name="P8"><text:s text:c="18"/>//等待task的运行循环体<text:tab/><text:tab/><text:tab/><text:tab/><text:tab/><text:tab/><text:tab/><text:tab/><text:tab/><text:tab/><text:tab/></text:p>
      <text:p text:style-name="P5"><text:tab/><text:tab/>for (;;) {<text:tab/><text:tab/><text:tab/><text:tab/><text:tab/><text:tab/><text:tab/></text:p>
      <text:p text:style-name="P5"><text:tab/><text:tab/><text:tab/>prepare_to_wait(&amp;wq, &amp;__wait, TASK_UNINTERRUPTIBLE);<text:tab/></text:p>
      <text:p text:style-name="P5"><text:tab/><text:tab/><text:tab/>if (condition)<text:tab/><text:tab/><text:tab/><text:tab/><text:tab/><text:tab/></text:p>
      <text:p text:style-name="P7"><text:tab/><text:tab/><text:tab/><text:tab/>break;</text:p>
      <text:p text:style-name="P9"><text:s text:c="27"/>//将当前task（TASK_UNINTERRUPTIBLE）从run task list中移除<text:tab/><text:tab/><text:tab/><text:tab/><text:tab/></text:p>
      <text:p text:style-name="P5"><text:tab/><text:tab/><text:tab/>schedule();<text:tab/><text:tab/><text:tab/><text:tab/><text:tab/><text:tab/></text:p>
      <text:p text:style-name="P10"><text:tab/><text:tab/>}</text:p>
      <text:p text:style-name="P10"><text:s text:c="18"/>//task等待结束，设置task状态为<text:span text:style-name="T6">TASK_RUNNING，</text:span>从等待队列中删除。</text:p>
      <text:p text:style-name="P5"><text:tab/><text:tab/>finish_wait(&amp;wq, &amp;__wait);<text:tab/><text:tab/><text:tab/><text:tab/><text:tab/></text:p>
      <text:p text:style-name="P5"><text:tab/>} while (0)</text:p>
      <text:p text:style-name="P11">}</text:p>
      <text:p text:style-name="P11"/>
      <text:p text:style-name="P12">//将该<text:span text:style-name="T3">current task加入到等待队列中</text:span></text:p>
      <text:p text:style-name="P12">//同时将该task的状态置为 <text:span text:style-name="T1">TASK_UNINTERRUPTIBLE</text:span></text:p>
      <text:p text:style-name="P13">void prepare_to_wait(wait_queue_head_t *q, wait_queue_t *wait, int state)</text:p>
      <text:p text:style-name="P13">{</text:p>
      <text:p text:style-name="P13"><text:tab/>unsigned long flags;</text:p>
      <text:p text:style-name="P13"/>
      <text:p text:style-name="P13"><text:tab/>wait-&gt;flags &amp;= ~WQ_FLAG_EXCLUSIVE;</text:p>
      <text:p text:style-name="P13"><text:tab/>spin_lock_irqsave(&amp;q-&gt;lock, flags);</text:p>
      <text:p text:style-name="P13"><text:tab/>if (list_empty(&amp;wait-&gt;task_list))</text:p>
      <text:p text:style-name="P13"><text:tab/><text:tab/>__add_wait_queue(q, wait);</text:p>
      <text:p text:style-name="P13"><text:tab/>/*</text:p>
      <text:p text:style-name="P13"><text:tab/> * don't alter the task state if this is just going to</text:p>
      <text:p text:style-name="P13"><text:tab/> * queue an async wait queue callback</text:p>
      <text:p text:style-name="P13"><text:tab/> */</text:p>
      <text:p text:style-name="P13"><text:tab/>if (is_sync_wait(wait))</text:p>
      <text:p text:style-name="P13"><text:tab/><text:tab/>set_current_state(state);</text:p>
      <text:p text:style-name="P13"><text:tab/>spin_unlock_irqrestore(&amp;q-&gt;lock, flags);</text:p>
      <text:p text:style-name="P13">}</text:p>
      <text:p text:style-name="P17">2.wake_up</text:p>
      <text:p text:style-name="P16"><text:s text:c="2"/>将该task加入到run queune中，运行<text:span text:style-name="T1">__wait_event中的for循环检查 condition是否满足条件</text:span></text:p>
      <text:p text:style-name="P14">void fastcall __wake_up(wait_queue_head_t *q, unsigned int mode,</text:p>
      <text:p text:style-name="P14"><text:tab/><text:tab/><text:tab/><text:tab/>int nr_exclusive, void *key)</text:p>
      <text:p text:style-name="P14">{</text:p>
      <text:p text:style-name="P14"><text:tab/>unsigned long flags;</text:p>
      <text:p text:style-name="P14"/>
      <text:p text:style-name="P14"><text:tab/>spin_lock_irqsave(&amp;q-&gt;lock, flags);</text:p>
      <text:p text:style-name="P14"><text:tab/>__wake_up_common(q, mode, nr_exclusive, 0, key);</text:p>
      <text:p text:style-name="P14"><text:tab/>spin_unlock_irqrestore(&amp;q-&gt;lock, flags);</text:p>
      <text:p text:style-name="P14">}</text:p>
      <text:p text:style-name="P14"/>
      <text:p text:style-name="P15">static void __wake_up_common(wait_queue_head_t *q, unsigned int mode,</text:p>
      <text:p text:style-name="P15"><text:tab/><text:tab/><text:tab/> <text:s text:c="4"/>int nr_exclusive, int sync, void *key)</text:p>
      <text:p text:style-name="P15">{</text:p>
      <text:p text:style-name="P15"><text:tab/>struct list_head *tmp, *next;</text:p>
      <text:p text:style-name="P15"/>
      <text:p text:style-name="P15"><text:tab/>list_for_each_safe(tmp, next, &amp;q-&gt;task_list) {</text:p>
      <text:p text:style-name="P15"><text:tab/><text:tab/>wait_queue_t *curr;</text:p>
      <text:p text:style-name="P15"><text:tab/><text:tab/>unsigned flags;</text:p>
      <text:p text:style-name="P15"><text:tab/><text:tab/>curr = list_entry(tmp, wait_queue_t, task_list);</text:p>
      <text:p text:style-name="P15"><text:tab/><text:tab/>flags = curr-&gt;flags;</text:p>
      <text:p text:style-name="P15"><text:tab/><text:tab/>if (curr-&gt;func(curr, mode, sync, key) &amp;&amp;</text:p>
      <text:p text:style-name="P15"><text:tab/><text:tab/> <text:s text:c="3"/>(flags &amp; WQ_FLAG_EXCLUSIVE) &amp;&amp;</text:p>
      <text:p text:style-name="P15"><text:tab/><text:tab/> <text:s text:c="3"/>!--nr_exclusive)</text:p>
      <text:p text:style-name="P15"><text:tab/><text:tab/><text:tab/>break;</text:p>
      <text:p text:style-name="P15"><text:tab/>}</text:p>
      <text:p text:style-name="P15">}</text:p>
      <text:p text:style-name="P15"/>
      <text:p text:style-name="P15">int autoremove_wake_function(wait_queue_t *wait, unsigned mode, int sync, void *key)</text:p>
      <text:p text:style-name="P15">{</text:p>
      <text:p text:style-name="P15"><text:tab/>int ret = default_wake_function(wait, mode, sync, key);</text:p>
      <text:p text:style-name="P15"/>
      <text:p text:style-name="P15"><text:tab/>if (ret)</text:p>
      <text:p text:style-name="P15"><text:tab/><text:tab/>list_del_init(&amp;wait-&gt;task_list);</text:p>
      <text:p text:style-name="P15"><text:tab/>return ret;</text:p>
      <text:p text:style-name="P15">}</text:p>
      <text:p text:style-name="P15"/>
      <text:p text:style-name="P15">int default_wake_function(wait_queue_t *curr, unsigned mode, int sync, void *key)</text:p>
      <text:p text:style-name="P15">{</text:p>
      <text:p text:style-name="P15"><text:tab/>task_t *p = curr-&gt;task;</text:p>
      <text:p text:style-name="P15"><text:tab/>return try_to_wake_up(p, mode, sync);</text:p>
      <text:p text:style-name="P1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21:48:50.015086351</meta:creation-date>
    <dc:date>2017-03-08T22:32:48.236699074</dc:date>
    <meta:editing-duration>PT43M49S</meta:editing-duration>
    <meta:editing-cycles>20</meta:editing-cycles>
    <meta:generator>LibreOffice/5.1.6.2$Linux_x86 LibreOffice_project/10m0$Build-2</meta:generator>
    <meta:document-statistic meta:table-count="0" meta:image-count="0" meta:object-count="0" meta:page-count="3" meta:paragraph-count="112" meta:word-count="446" meta:character-count="3067" meta:non-whitespace-character-count="2402"/>
  </office:meta>
</office:document-meta>
</file>